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0.37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2.2366in"/>
    </style:style>
    <style:style style:name="co9" style:family="table-column">
      <style:table-column-properties fo:break-before="auto" style:column-width="0.5173in"/>
    </style:style>
    <style:style style:name="co10" style:family="table-column">
      <style:table-column-properties fo:break-before="auto" style:column-width="0.3992in"/>
    </style:style>
    <style:style style:name="co11" style:family="table-column">
      <style:table-column-properties fo:break-before="auto" style:column-width="0.4646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1.12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2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number-columns-repeated="2" table:default-cell-style-name="ce1"/>
        <table:table-column table:style-name="co10" table:default-cell-style-name="ce18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/>
          <table:table-cell table:style-name="ce1"/>
          <table:table-cell table:style-name="Default"/>
          <table:table-cell table:style-name="ce23" office:value-type="string" calcext:value-type="string">
            <text:p>Build Qnty</text:p>
          </table:table-cell>
          <table:table-cell table:style-name="ce23" office:value-type="string" calcext:value-type="string">
            <text:p>Cost each</text:p>
          </table:table-cell>
          <table:table-cell table:style-name="ce23" office:value-type="string" calcext:value-type="string">
            <text:p>Total Cost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/>
          <table:table-cell table:style-name="Default"/>
          <table:table-cell table:style-name="ce23" office:value-type="float" office:value="10" calcext:value-type="float">
            <text:p>10</text:p>
          </table:table-cell>
          <table:table-cell table:style-name="ce24" table:formula="of:=SUM([.J5:.J28])" office:value-type="currency" office:currency="USD" office:value="60.0209" calcext:value-type="currency">
            <text:p>$60.02</text:p>
          </table:table-cell>
          <table:table-cell table:style-name="ce24" table:formula="of:=[.E2]*[.D2]" office:value-type="currency" office:currency="USD" office:value="600.209" calcext:value-type="currency">
            <text:p>$600.21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2">
          <table:table-cell table:style-name="ce8" office:value-type="string" calcext:value-type="string">
            <text:p>Ref</text:p>
          </table:table-cell>
          <table:table-cell table:style-name="ce5" office:value-type="string" calcext:value-type="string">
            <text:p>Qnt</text:p>
            <text:p>Ea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  <text:p>Per</text:p>
          </table:table-cell>
          <table:table-cell table:style-name="ce17" office:value-type="string" calcext:value-type="string">
            <text:p>Link</text:p>
          </table:table-cell>
          <table:table-cell table:style-name="ce8" office:value-type="string" calcext:value-type="string">
            <text:p>Price</text:p>
            <text:p>Break</text:p>
          </table:table-cell>
          <table:table-cell table:style-name="ce8" office:value-type="string" calcext:value-type="string">
            <text:p>In</text:p>
            <text:p>Stock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5]*[.$D$2]&gt;[.L5];[.B5]*[.$D$2];[.L5])" office:value-type="float" office:value="10" calcext:value-type="float">
            <text:p>10</text:p>
          </table:table-cell>
          <table:table-cell table:style-name="ce8" office:value-type="string" calcext:value-type="string">
            <text:p>Feather M4 Express</text:p>
          </table:table-cell>
          <table:table-cell table:style-name="ce9" office:value-type="float" office:value="3857" calcext:value-type="float">
            <text:p>3857</text:p>
          </table:table-cell>
          <table:table-cell table:style-name="ce8" office:value-type="string" calcext:value-type="string">
            <text:p>Adafruit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1528-2648-ND</text:p>
          </table:table-cell>
          <table:table-cell table:style-name="ce14" office:value-type="currency" office:currency="USD" office:value="22.95" calcext:value-type="currency">
            <text:p>$22.95</text:p>
          </table:table-cell>
          <table:table-cell table:style-name="ce14" table:formula="of:=[.I5]*[.B5]" office:value-type="currency" office:currency="USD" office:value="22.95" calcext:value-type="currency">
            <text:p>$22.95</text:p>
          </table:table-cell>
          <table:table-cell table:style-name="ce17" office:value-type="string" calcext:value-type="string">
            <text:p><text:a xlink:href="https://www.digikey.com/en/products/detail/adafruit-industries-llc/3857/9553567?s=N4IgTCBcDaIIwFYwA4C0YBsAWNA5AIiALoC%2BQA" xlink:type="simple">https://www.adafruit.com/product/3857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6]*[.$D$2]&gt;[.L6];[.B6]*[.$D$2];[.L6])" office:value-type="float" office:value="20" calcext:value-type="float">
            <text:p>2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E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ESD+-ND</text:p>
          </table:table-cell>
          <table:table-cell table:style-name="ce14" office:value-type="currency" office:currency="USD" office:value="3.975" calcext:value-type="currency">
            <text:p>$3.98</text:p>
          </table:table-cell>
          <table:table-cell table:style-name="ce14" table:formula="of:=[.I6]*[.B6]" office:value-type="currency" office:currency="USD" office:value="7.95" calcext:value-type="currency">
            <text:p>$7.95</text:p>
          </table:table-cell>
          <table:table-cell table:style-name="ce17" office:value-type="string" calcext:value-type="string">
            <text:p><text:a xlink:href="https://www.digikey.com/en/products/detail/analog-devices-inc-maxim-integrated/MAX4614ESD/1780300" xlink:type="simple">https://www.digikey.com/en/products/detail/analog-devices-inc-maxim-integrated/MAX4614ESD/1780300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U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7]*[.$D$2]&gt;[.L7];[.B7]*[.$D$2];[.L7])" office:value-type="float" office:value="10" calcext:value-type="float">
            <text:p>10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1.182" calcext:value-type="currency">
            <text:p>$1.18</text:p>
          </table:table-cell>
          <table:table-cell table:style-name="ce14" table:formula="of:=[.I7]*[.B7]" office:value-type="currency" office:currency="USD" office:value="1.182" calcext:value-type="currency">
            <text:p>$1.18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8]*[.$D$2]&gt;[.L8];[.B8]*[.$D$2];[.L8])" office:value-type="float" office:value="10" calcext:value-type="float">
            <text:p>10</text:p>
          </table:table-cell>
          <table:table-cell table:style-name="ce8" office:value-type="string" calcext:value-type="string">
            <text:p>2 to 1 analog mux</text:p>
          </table:table-cell>
          <table:table-cell table:style-name="ce8" office:value-type="string" calcext:value-type="string">
            <text:p>MAX4624EZT+T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24EZT+T</text:p>
          </table:table-cell>
          <table:table-cell table:style-name="ce14" office:value-type="currency" office:currency="USD" office:value="4.284" calcext:value-type="currency">
            <text:p>$4.28</text:p>
          </table:table-cell>
          <table:table-cell table:style-name="ce14" table:formula="of:=[.I8]*[.B8]" office:value-type="currency" office:currency="USD" office:value="4.284" calcext:value-type="currency">
            <text:p>$4.28</text:p>
          </table:table-cell>
          <table:table-cell table:style-name="ce17" office:value-type="string" calcext:value-type="string">
            <text:p><text:a xlink:href="https://www.digikey.com/en/products/detail/analog-devices-inc-maxim-integrated/MAX4624EZT-T/1163961" xlink:type="simple">https://www.digikey.com/en/products/detail/analog-devices-inc-maxim-integrated/MAX4624EZT-T/1163961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U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9]*[.$D$2]&gt;[.L9];[.B9]*[.$D$2];[.L9])" office:value-type="float" office:value="10" calcext:value-type="float">
            <text:p>10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356" calcext:value-type="currency">
            <text:p>$0.36</text:p>
          </table:table-cell>
          <table:table-cell table:style-name="ce14" table:formula="of:=[.I9]*[.B9]" office:value-type="currency" office:currency="USD" office:value="0.356" calcext:value-type="currency">
            <text:p>$0.36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0]*[.$D$2]&gt;[.L10];[.B10]*[.$D$2];[.L10])" office:value-type="float" office:value="10" calcext:value-type="float">
            <text:p>10</text:p>
          </table:table-cell>
          <table:table-cell table:style-name="ce8" office:value-type="string" calcext:value-type="string">
            <text:p>Authentication IC</text:p>
          </table:table-cell>
          <table:table-cell table:style-name="ce8" office:value-type="string" calcext:value-type="string">
            <text:p>ATECC6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608A-SSHDA-TCT-ND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 table:style-name="ce14" table:formula="of:=[.I10]*[.B10]" office:value-type="currency" office:currency="USD" office:value="0" calcext:value-type="currency">
            <text:p>$0.00</text:p>
          </table:table-cell>
          <table:table-cell table:style-name="ce17" office:value-type="string" calcext:value-type="string">
            <text:p><text:a xlink:href="https://www.digikey.com/en/products/detail/microchip-technology/ATECC608A-SSHDA-T/7928116?s=N4IgTCBcDaIBwFoDKB5AkgYQAQEEAqAohhgGwAMcOySAEgCJV4gC6AvkA" xlink:type="simple">https://www.digikey.com/en/products/detail/microchip-technology/ATECC608A-SSHDA-T/7928116?s=N4IgTCBcDaIBwFoDKB5AkgYQAQEEAqAohhgGwAMcOySAEgCJV4gC6Avk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N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0]*[.$D$2]&gt;[.L10];[.B10]*[.$D$2];[.L10])" office:value-type="float" office:value="10" calcext:value-type="float">
            <text:p>10</text:p>
          </table:table-cell>
          <table:table-cell table:style-name="ce8" office:value-type="string" calcext:value-type="string">
            <text:p>Op Amp</text:p>
          </table:table-cell>
          <table:table-cell table:style-name="ce8" office:value-type="string" calcext:value-type="string">
            <text:p>MAX4321EUK+T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321EUK+TCT-ND</text:p>
          </table:table-cell>
          <table:table-cell table:style-name="ce14" office:value-type="currency" office:currency="USD" office:value="2.464" calcext:value-type="currency">
            <text:p>$2.46</text:p>
          </table:table-cell>
          <table:table-cell table:style-name="ce14" table:formula="of:=[.I11]*[.B11]" office:value-type="currency" office:currency="USD" office:value="2.464" calcext:value-type="currency">
            <text:p>$2.46</text:p>
          </table:table-cell>
          <table:table-cell table:style-name="ce17" office:value-type="string" calcext:value-type="string">
            <text:p><text:a xlink:href="https://www.digikey.com/en/products/detail/maxim-integrated/MAX4321EUK-T/1702629" xlink:type="simple">https://www.digikey.com/en/products/detail/maxim-integrated/MAX4321EUK-T/1702629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R1,R2,R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12]*[.$D$2]&gt;[.L12];[.B12]*[.$D$2];[.L12])" office:value-type="float" office:value="100" calcext:value-type="float">
            <text:p>100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MCF1206JG100K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JG100KCT-ND</text:p>
          </table:table-cell>
          <table:table-cell table:style-name="ce14" office:value-type="currency" office:currency="USD" office:value="0.0115" calcext:value-type="currency">
            <text:p>$0.01</text:p>
          </table:table-cell>
          <table:table-cell table:style-name="ce14" table:formula="of:=[.I12]*[.B12]" office:value-type="currency" office:currency="USD" office:value="0.0345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RMCF1206JG100KCT-ND" xlink:type="simple">https://www.digikey.com/products/en?keywords=RMCF1206JG100K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R4,R7,R15,R1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13]*[.$D$2]&gt;[.L13];[.B13]*[.$D$2];[.L13])" office:value-type="float" office:value="100" calcext:value-type="float">
            <text:p>10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MCF1206FT1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10K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3]*[.B13]" office:value-type="currency" office:currency="USD" office:value="0.0584" calcext:value-type="currency">
            <text:p>$0.06</text:p>
          </table:table-cell>
          <table:table-cell table:style-name="ce17" office:value-type="string" calcext:value-type="string">
            <text:p><text:a xlink:href="https://www.digikey.com/products/en?keywords=RMCF1206FT10K0CT-ND" xlink:type="simple">https://www.digikey.com/products/en?keywords=RMCF1206FT10K0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R5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4]*[.$D$2]&gt;[.L14];[.B14]*[.$D$2];[.L14])" office:value-type="float" office:value="100" calcext:value-type="float">
            <text:p>10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MCF1206FT6K8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738-RMCF1206FT6K8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4]*[.B14]" office:value-type="currency" office:currency="USD" office:value="0.0292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738-RMCF1206FT6K80CT-ND" xlink:type="simple">https://www.digikey.com/products/en?keywords=738-RMCF1206FT6K80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R6,R9,R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15]*[.$D$2]&gt;[.L15];[.B15]*[.$D$2];[.L15])" office:value-type="float" office:value="100" calcext:value-type="float">
            <text:p>10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MCF1206FT5K1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5K1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5]*[.B15]" office:value-type="currency" office:currency="USD" office:value="0.0438" calcext:value-type="currency">
            <text:p>$0.04</text:p>
          </table:table-cell>
          <table:table-cell table:style-name="ce17" office:value-type="string" calcext:value-type="string">
            <text:p><text:a xlink:href="https://www.digikey.com/products/en?keywords=RMCF1206FT5K10CT-ND" xlink:type="simple">https://www.digikey.com/products/en?keywords=RMCF1206FT5K10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R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6]*[.$D$2]&gt;[.L16];[.B16]*[.$D$2];[.L16])" office:value-type="float" office:value="10" calcext:value-type="float">
            <text:p>10</text:p>
          </table:table-cell>
          <table:table-cell table:style-name="ce8" office:value-type="string" calcext:value-type="string">
            <text:p>3.65K resistor,.1%,1206</text:p>
          </table:table-cell>
          <table:table-cell table:style-name="ce8" office:value-type="string" calcext:value-type="string">
            <text:p>RT1206BRD073K65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5071CT-ND</text:p>
          </table:table-cell>
          <table:table-cell table:style-name="ce14" office:value-type="currency" office:currency="USD" office:value="0.476" calcext:value-type="currency">
            <text:p>$0.48</text:p>
          </table:table-cell>
          <table:table-cell table:style-name="ce14" table:formula="of:=[.I16]*[.B16]" office:value-type="currency" office:currency="USD" office:value="0.476" calcext:value-type="currency">
            <text:p>$0.48</text:p>
          </table:table-cell>
          <table:table-cell table:style-name="ce17" office:value-type="string" calcext:value-type="string">
            <text:p><text:a xlink:href="https://www.digikey.com/products/en?keywords=YAG5071CT-ND" xlink:type="simple">https://www.digikey.com/products/en?keywords=YAG5071CT-ND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R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7]*[.$D$2]&gt;[.L17];[.B17]*[.$D$2];[.L17])" office:value-type="float" office:value="10" calcext:value-type="float">
            <text:p>10</text:p>
          </table:table-cell>
          <table:table-cell table:style-name="ce8" office:value-type="string" calcext:value-type="string">
            <text:p>6.81K resistor,.1%,1206</text:p>
          </table:table-cell>
          <table:table-cell table:style-name="ce8" office:value-type="string" calcext:value-type="string">
            <text:p>RT1206BRD076K8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74CT-ND</text:p>
          </table:table-cell>
          <table:table-cell table:style-name="ce14" office:value-type="currency" office:currency="USD" office:value="0.476" calcext:value-type="currency">
            <text:p>$0.48</text:p>
          </table:table-cell>
          <table:table-cell table:style-name="ce14" table:formula="of:=[.I17]*[.B17]" office:value-type="currency" office:currency="USD" office:value="0.476" calcext:value-type="currency">
            <text:p>$0.48</text:p>
          </table:table-cell>
          <table:table-cell table:style-name="ce17" office:value-type="string" calcext:value-type="string">
            <text:p><text:a xlink:href="https://www.digikey.com/products/en?keywords=YAG2074CT-ND" xlink:type="simple">https://www.digikey.com/products/en?keywords=YAG2074CT-ND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R12,R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8]*[.$D$2]&gt;[.L18];[.B18]*[.$D$2];[.L18])" office:value-type="float" office:value="20" calcext:value-type="float">
            <text:p>20</text:p>
          </table:table-cell>
          <table:table-cell table:style-name="ce8" office:value-type="string" calcext:value-type="string">
            <text:p>20K resistor,1%,1206</text:p>
          </table:table-cell>
          <table:table-cell table:style-name="ce8" office:value-type="string" calcext:value-type="string">
            <text:p>RMCF1206FT2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20K0CT-ND</text:p>
          </table:table-cell>
          <table:table-cell table:style-name="ce14" office:value-type="currency" office:currency="USD" office:value="0.036" calcext:value-type="currency">
            <text:p>$0.04</text:p>
          </table:table-cell>
          <table:table-cell table:style-name="ce14" table:formula="of:=[.I18]*[.B18]" office:value-type="currency" office:currency="USD" office:value="0.072" calcext:value-type="currency">
            <text:p>$0.07</text:p>
          </table:table-cell>
          <table:table-cell table:style-name="ce17" office:value-type="string" calcext:value-type="string">
            <text:p><text:a xlink:href="https://www.digikey.com/en/products/detail/stackpole-electronics-inc/RMCF1206FT20K0/1759766?s=N4IgTCBcDaIEoFkDCAxAjGADANhQFSwGlMk8BaAOQBEQBdAXyA" xlink:type="simple">https://www.digikey.com/en/products/detail/stackpole-electronics-inc/RMCF1206FT20K0/1759766?s=N4IgTCBcDaIEoFkDCAxAjGADANhQFSwGlMk8BaAOQBEQBdAXy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C1,C2,C4,C5,C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 ([.B19]*[.$D$2]&gt;[.L19];[.B19]*[.$D$2];[.L19])" office:value-type="float" office:value="50" calcext:value-type="float">
            <text:p>50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682" calcext:value-type="currency">
            <text:p>$0.07</text:p>
          </table:table-cell>
          <table:table-cell table:style-name="ce14" table:formula="of:=[.I19]*[.B19]" office:value-type="currency" office:currency="USD" office:value="0.341" calcext:value-type="currency">
            <text:p>$0.34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C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0]*[.$D$2]&gt;[.L20];[.B20]*[.$D$2];[.L20])" office:value-type="float" office:value="10" calcext:value-type="float">
            <text:p>10</text:p>
          </table:table-cell>
          <table:table-cell table:style-name="ce8" office:value-type="string" calcext:value-type="string">
            <text:p>10uf Cap,1206</text:p>
          </table:table-cell>
          <table:table-cell table:style-name="ce8" office:value-type="string" calcext:value-type="string">
            <text:p>CL31B106KOHNNWE</text:p>
          </table:table-cell>
          <table:table-cell table:style-name="ce8" office:value-type="string" calcext:value-type="string">
            <text:p>Samsung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1276-3105-1-ND</text:p>
          </table:table-cell>
          <table:table-cell table:style-name="ce14" office:value-type="currency" office:currency="USD" office:value="0.168" calcext:value-type="currency">
            <text:p>$0.17</text:p>
          </table:table-cell>
          <table:table-cell table:style-name="ce14" table:formula="of:=[.I20]*[.B20]" office:value-type="currency" office:currency="USD" office:value="0.168" calcext:value-type="currency">
            <text:p>$0.17</text:p>
          </table:table-cell>
          <table:table-cell table:style-name="ce17" office:value-type="string" calcext:value-type="string">
            <text:p><text:a xlink:href="https://www.digikey.com/en/products/detail/samsung-electro-mechanics/CL31B106KOHNNWE/3888763?s=N4IgTCBcDaIIxgOwDYC0BmOAGArKuqAcgCIgC6AvkA" xlink:type="simple">https://www.digikey.com/en/products/detail/samsung-electro-mechanics/CL31B106KOHNNWE/3888763?s=N4IgTCBcDaIIxgOwDYC0BmOAGArKuqAcgCIgC6Avk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K1,K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21]*[.$D$2]&gt;[.L21];[.B21]*[.$D$2];[.L21])" office:value-type="float" office:value="50" calcext:value-type="float">
            <text:p>50</text:p>
          </table:table-cell>
          <table:table-cell table:style-name="ce8" office:value-type="string" calcext:value-type="string">
            <text:p>DPDT Relay</text:p>
          </table:table-cell>
          <table:table-cell table:style-name="ce8" office:value-type="string" calcext:value-type="string">
            <text:p>TX2SA-LT-5V-TH-Z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55-3837-1-ND</text:p>
          </table:table-cell>
          <table:table-cell table:style-name="ce14" office:value-type="currency" office:currency="USD" office:value="3.575" calcext:value-type="currency">
            <text:p>$3.58</text:p>
          </table:table-cell>
          <table:table-cell table:style-name="ce14" table:formula="of:=[.I21]*[.B21]" office:value-type="currency" office:currency="USD" office:value="7.15" calcext:value-type="currency">
            <text:p>$7.15</text:p>
          </table:table-cell>
          <table:table-cell table:style-name="ce17" office:value-type="string" calcext:value-type="string">
            <text:p><text:a xlink:href="https://www.digikey.com/en/products/detail/panasonic-electric-works/TX2SA-LT-5V-TH-Z/2766947?s=N4IgTCBcDa4KxwLQGYAcyDsiCMiByAIiALoC%2BQA" xlink:type="simple">https://www.digikey.com/en/products/detail/panasonic-electric-works/TX2SA-LT-5V-TH-Z/2766947?s=N4IgTCBcDa4KxwLQGYAcyDsiCMiByAIiALoC%2BQA</text:a>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P1,P2 (A1 Socket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2]*[.$D$2]&gt;[.L22];[.B22]*[.$D$2];[.L22])" office:value-type="float" office:value="10" calcext:value-type="float">
            <text:p>10</text:p>
          </table:table-cell>
          <table:table-cell table:style-name="ce8" office:value-type="string" calcext:value-type="string">
            <text:p>30 pin header socket</text:p>
          </table:table-cell>
          <table:table-cell table:style-name="ce9" office:value-type="string" calcext:value-type="string">
            <text:p>7-534237-8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A32917-ND</text:p>
          </table:table-cell>
          <table:table-cell table:style-name="ce14" office:value-type="currency" office:currency="USD" office:value="4.944" calcext:value-type="currency">
            <text:p>$4.94</text:p>
          </table:table-cell>
          <table:table-cell table:style-name="ce14" table:formula="of:=[.I22]*[.B22]" office:value-type="currency" office:currency="USD" office:value="4.944" calcext:value-type="currency">
            <text:p>$4.94</text:p>
          </table:table-cell>
          <table:table-cell table:style-name="ce17" office:value-type="string" calcext:value-type="string">
            <text:p><text:a xlink:href="https://www.digikey.com/en/products/detail/te-connectivity-amp-connectors/7-534237-8/1092988?s=N4IgTCBcDaIOwFoCsBmALGFiAcIC6AvkA" xlink:type="simple">https://www.digikey.com/en/products/detail/te-connectivity-amp-connectors/6-534237-4/1089949?s=N4IgTCBcDaIIIGYwFYAsBOAtAOQCIgF0BfI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3]*[.$D$2]&gt;[.L23];[.B23]*[.$D$2];[.L23])" office:value-type="float" office:value="10" calcext:value-type="float">
            <text:p>10</text:p>
          </table:table-cell>
          <table:table-cell table:style-name="ce8" office:value-type="string" calcext:value-type="string">
            <text:p>50V 1A Diode</text:p>
          </table:table-cell>
          <table:table-cell table:style-name="ce8" office:value-type="string" calcext:value-type="string">
            <text:p>S1A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S1AFSCT-ND</text:p>
          </table:table-cell>
          <table:table-cell table:style-name="ce14" office:value-type="currency" office:currency="USD" office:value="0.338" calcext:value-type="currency">
            <text:p>$0.34</text:p>
          </table:table-cell>
          <table:table-cell table:style-name="ce14" table:formula="of:=[.I23]*[.B23]" office:value-type="currency" office:currency="USD" office:value="0.338" calcext:value-type="currency">
            <text:p>$0.34</text:p>
          </table:table-cell>
          <table:table-cell table:style-name="ce17" office:value-type="string" calcext:value-type="string">
            <text:p><text:a xlink:href="https://www.digikey.com/product-detail/en/on-semiconductor/S1A/S1AFSCT-ND/965718" xlink:type="simple">https://www.digikey.com/product-detail/en/on-semiconductor/S1A/S1AFSCT-ND/965718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D2,D3,D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24]*[.$D$2]&gt;[.L24];[.B24]*[.$D$2];[.L24])" office:value-type="float" office:value="100" calcext:value-type="float">
            <text:p>100</text:p>
          </table:table-cell>
          <table:table-cell table:style-name="ce8" office:value-type="string" calcext:value-type="string">
            <text:p>Diode Array</text:p>
          </table:table-cell>
          <table:table-cell table:style-name="ce8" office:value-type="string" calcext:value-type="string">
            <text:p>BAS70-04-E3-18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BAS70-04-E3-18GICT-ND</text:p>
          </table:table-cell>
          <table:table-cell table:style-name="ce14" office:value-type="currency" office:currency="USD" office:value="0.1794" calcext:value-type="currency">
            <text:p>$0.18</text:p>
          </table:table-cell>
          <table:table-cell table:style-name="ce14" table:formula="of:=[.I24]*[.B24]" office:value-type="currency" office:currency="USD" office:value="0.5382" calcext:value-type="currency">
            <text:p>$0.54</text:p>
          </table:table-cell>
          <table:table-cell table:style-name="ce17" office:value-type="string" calcext:value-type="string">
            <text:p><text:a xlink:href="https://www.digikey.com/en/products/detail/vishay-general-semiconductor-diodes-division/BAS70-04-E3-18/4826861?s=N4IgTCBcDaIEIEEDKB2ADAWjQFgwUQGYMBGADgHEBJAYQBUMA5AERAF0BfIA" xlink:type="simple">https://www.digikey.com/en/products/detail/vishay-general-semiconductor-diodes-division/BAS70-04-E3-18/4826861?s=N4IgTCBcDaIEIEEDKB2ADAWjQFgwUQGYMBGADgHEBJAYQBUMA5AERAF0BfIA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 office:value-type="string" calcext:value-type="string">
            <text:p>Q1,Q2,Q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25]*[.$D$2]&gt;[.L25];[.B25]*[.$D$2];[.L25])" office:value-type="float" office:value="30" calcext:value-type="float">
            <text:p>30</text:p>
          </table:table-cell>
          <table:table-cell table:style-name="ce8" office:value-type="string" calcext:value-type="string">
            <text:p>MOSFET: N-Ch SOT-23</text:p>
          </table:table-cell>
          <table:table-cell table:style-name="ce8" office:value-type="string" calcext:value-type="string">
            <text:p>BSS806NH6327XTSA1</text:p>
          </table:table-cell>
          <table:table-cell table:style-name="ce8" office:value-type="string" calcext:value-type="string">
            <text:p>Infineon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BSS806NH6327XTSA1CT-ND</text:p>
          </table:table-cell>
          <table:table-cell table:style-name="ce14" office:value-type="currency" office:currency="USD" office:value="0.374" calcext:value-type="currency">
            <text:p>$0.37</text:p>
          </table:table-cell>
          <table:table-cell table:style-name="ce14" table:formula="of:=[.I25]*[.B25]" office:value-type="currency" office:currency="USD" office:value="1.122" calcext:value-type="currency">
            <text:p>$1.12</text:p>
          </table:table-cell>
          <table:table-cell table:style-name="ce17" office:value-type="string" calcext:value-type="string">
            <text:p><text:a xlink:href="https://www.digikey.com/en/products/detail/infineon-technologies/BSS806NEH6327XTSA1/5959969?s=N4IgjCBcpgbFoDGUBmBDANgZwKYBoQB7KAbRABYwBmKsADhAF0CAHAFyhAGU2AnASwB2AcxABfAgFYA7AAYEIZJHTZ8RUiCrS55AJxNWHSNz5DREkLFnxoi1JlwFikMlrq6PBkO048BI8QIrBlslFUd1F3AwXW1JEAJySWT9RLoqOnIEkEkAJjo4bOTZSQYpaXIqVMtdWllc7Nhc6RpG2V1ciCkOqqKesopYOElquGkhqmyxoekp2GkRrIIwXPn6KfzyOnllze0N3TppLpBc2ThcyeWtZobr8is78BpKK%2BeqSifqMElyJfBtM0dgDgicwC1YsDwfldPBlsd5v8zj9dEjzrAqPECMiMW8wDFAVNpLoStVcrdZLM0oCySUPrSrDJslttB9smdYNs4TU6lTTtYCsCzhU8uzZHRcskxR0Wuz8VoheRWUilXJuZcYpT2bQSWSqOTxtr8vNtR9OaalW9Lma%2BZc-jFtX9ycyji11R9KLbYE06ANVhjZEjJD9wey8rFbeHiezagsGsxvEYTP5zLtdBBQvZVE4NOQ6Z5EiVKMC8792syi4UpOTXtktJIMvEEz5jH4zIFwId9JnlA41M4yPJGBYYrUFGE%2BzmokNyM0vC3k%2B2LABaBo9vgAV37GibYgsa7IAFkAPJcABiAFEACoAAgAcsuAMIACRvXGPV8uy8mw6AA" xlink:type="simple">https://www.digikey.com/en/products/detail/infineon-technologies/BSS806NEH6327XTSA1/5959969?s=N4IgjCBcpgbFoDGUBmBDANgZwKYBoQB7KAbRABYwBmKsADhAF0CAHAFyhAGU2AnASwB2AcxABfAgFYA7AAYEIZJHTZ8RUiCrS55AJxNWHSNz5DREkLFnxoi1JlwFikMlrq6PBkO048BI8QIrBlslFUd1F3AwXW1JEAJySWT9RLoqOnIEkEkAJjo4bOTZSQYpaXIqVMtdWllc7Nhc6RpG2V1ciCkOqqKesopYOElquGkhqmyxoekp2GkRrIIwXPn6KfzyOnllze0N3TppLpBc2ThcyeWtZobr8is78BpKK%2BeqSifqMElyJfBtM0dgDgicwC1YsDwfldPBlsd5v8zj9dEjzrAqPECMiMW8wDFAVNpLoStVcrdZLM0oCySUPrSrDJslttB9smdYNs4TU6lTTtYCsCzhU8uzZHRcskxR0Wuz8VoheRWUilXJuZcYpT2bQSWSqOTxtr8vNtR9OaalW9Lma%2BZc-jFtX9ycyji11R9KLbYE06ANVhjZEjJD9wey8rFbeHiezagsGsxvEYTP5zLtdBBQvZVE4NOQ6Z5EiVKMC8792syi4UpOTXtktJIMvEEz5jH4zIFwId9JnlA41M4yPJGBYYrUFGE%2BzmokNyM0vC3k%2B2LABaBo9vgAV37GibYgsa7IAFkAPJcABiAFEACoAAgAcsuAMIACRvXGPV8uy8mw6A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26]*[.$D$2]&gt;[.L26];[.B26]*[.$D$2];[.L26])" office:value-type="float" office:value="10" calcext:value-type="float">
            <text:p>10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float" office:value="121205" calcext:value-type="float">
            <text:p>121205</text:p>
          </table:table-cell>
          <table:table-cell table:style-name="ce8" office:value-type="string" calcext:value-type="string">
            <text:p>Adels-Contact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2098-121205-ND</text:p>
          </table:table-cell>
          <table:table-cell table:style-name="ce14" office:value-type="currency" office:currency="USD" office:value="0.705" calcext:value-type="currency">
            <text:p>$0.71</text:p>
          </table:table-cell>
          <table:table-cell table:style-name="ce14" table:formula="of:=[.I26]*[.B26]" office:value-type="currency" office:currency="USD" office:value="0.705" calcext:value-type="currency">
            <text:p>$0.71</text:p>
          </table:table-cell>
          <table:table-cell table:style-name="ce17" office:value-type="string" calcext:value-type="string">
            <text:p><text:a xlink:href="https://www.digikey.com/products/en?keywords=2098-121205-ND" xlink:type="simple">https://www.digikey.com/products/en?keywords=2098-121205-ND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3">
          <table:table-cell table:style-name="ce8"/>
          <table:table-cell table:style-name="ce5" office:value-type="float" office:value="6" calcext:value-type="float">
            <text:p>6</text:p>
          </table:table-cell>
          <table:table-cell table:style-name="ce5" table:formula="of:=IF ([.B27]*[.$D$2]&gt;[.L27];[.B27]*[.$D$2];[.L27])" office:value-type="float" office:value="100" calcext:value-type="float">
            <text:p>100</text:p>
          </table:table-cell>
          <table:table-cell table:style-name="ce8" office:value-type="string" calcext:value-type="string">
            <text:p>#4x3/8 Screw</text:p>
          </table:table-cell>
          <table:table-cell table:style-name="ce8" office:value-type="string" calcext:value-type="string">
            <text:p>PSMS 004 0038 PH</text:p>
          </table:table-cell>
          <table:table-cell table:style-name="ce8" office:value-type="string" calcext:value-type="string">
            <text:p>B&amp;F Fastener Supply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H800-ND</text:p>
          </table:table-cell>
          <table:table-cell table:style-name="ce14" office:value-type="currency" office:currency="USD" office:value="0.0898" calcext:value-type="currency">
            <text:p>$0.09</text:p>
          </table:table-cell>
          <table:table-cell table:style-name="ce14" table:formula="of:=[.I27]*[.B27]" office:value-type="currency" office:currency="USD" office:value="0.5388" calcext:value-type="currency">
            <text:p>$0.54</text:p>
          </table:table-cell>
          <table:table-cell table:style-name="ce17" office:value-type="string" calcext:value-type="string">
            <text:p><text:a xlink:href="https://www.digikey.com/en/products/detail/b-f-fastener-supply/PSMS-004-0038-PH/333049" xlink:type="simple">https://www.microfasteners.com/smpp0206-2-x-3-8-pan-head-sheet-metal-screws-phillips.html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PC Board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8]*[.$D$2]&gt;[.L28];[.B28]*[.$D$2];[.L28])" office:value-type="float" office:value="10" calcext:value-type="float">
            <text:p>10</text:p>
          </table:table-cell>
          <table:table-cell table:style-name="ce8" table:number-columns-repeated="4"/>
          <table:table-cell table:style-name="ce11"/>
          <table:table-cell table:style-name="ce14" office:value-type="currency" office:currency="USD" office:value="3.8" calcext:value-type="currency">
            <text:p>$3.80</text:p>
          </table:table-cell>
          <table:table-cell table:style-name="ce14" table:formula="of:=[.I28]*[.B28]" office:value-type="currency" office:currency="USD" office:value="3.8" calcext:value-type="currency">
            <text:p>$3.80</text:p>
          </table:table-cell>
          <table:table-cell table:style-name="ce17"/>
          <table:table-cell table:style-name="ce8" office:value-type="float" office:value="10" calcext:value-type="float">
            <text:p>10</text:p>
          </table:table-cell>
          <table:table-cell table:style-name="ce8"/>
          <table:table-cell table:number-columns-repeated="5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6:02:28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5T10:06:49.664000000</meta:creation-date>
    <meta:generator>LibreOffice/7.1.3.2$Windows_X86_64 LibreOffice_project/47f78053abe362b9384784d31a6e56f8511eb1c1</meta:generator>
    <dc:date>2023-02-09T16:03:18.900000000</dc:date>
    <meta:editing-duration>PT15H47M27S</meta:editing-duration>
    <meta:editing-cycles>94</meta:editing-cycles>
    <meta:print-date>2017-10-24T14:34:34.917000000</meta:print-date>
    <meta:document-statistic meta:table-count="1" meta:cell-count="322" meta:object-count="0"/>
  </office:meta>
</office:document-meta>
</file>